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Data to arena</text:p>
          </table:table-cell>
          <table:table-cell table:number-columns-repeated="4"/>
          <table:table-cell table:style-name="ce1" office:value-type="string">
            <text:p>Data to controlle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Byte</text:p>
          </table:table-cell>
          <table:table-cell office:value-type="string">
            <text:p>Values</text:p>
          </table:table-cell>
          <table:table-cell office:value-type="string">
            <text:p>Function</text:p>
          </table:table-cell>
          <table:table-cell table:number-columns-repeated="2"/>
          <table:table-cell table:style-name="ce2" office:value-type="string">
            <text:p>Byte</text:p>
          </table:table-cell>
          <table:table-cell table:style-name="ce3" office:value-type="string">
            <text:p>Values</text:p>
          </table:table-cell>
          <table:table-cell office:value-type="string">
            <text:p>Fun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START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office:value-type="string">
            <text:p>~</text:p>
          </table:table-cell>
          <table:table-cell office:value-type="string">
            <text:p>STA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cii Hex</text:p>
          </table:table-cell>
          <table:table-cell office:value-type="string">
            <text:p>ID MSN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office:value-type="string">
            <text:p>ascii Hex</text:p>
          </table:table-cell>
          <table:table-cell office:value-type="string">
            <text:p>First 2 LED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cii Hex</text:p>
          </table:table-cell>
          <table:table-cell office:value-type="string">
            <text:p>ID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" office:value-type="string">
            <text:p>ascii Hex</text:p>
          </table:table-cell>
          <table:table-cell office:value-type="string">
            <text:p>Next 2 LED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cii Hex</text:p>
          </table:table-cell>
          <table:table-cell office:value-type="string">
            <text:p>ID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office:value-type="string">
            <text:p>ascii Hex</text:p>
          </table:table-cell>
          <table:table-cell office:value-type="string">
            <text:p>Next 2 LED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cii Hex</text:p>
          </table:table-cell>
          <table:table-cell office:value-type="string">
            <text:p>ID LSN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3" office:value-type="string">
            <text:p>ascii Hex</text:p>
          </table:table-cell>
          <table:table-cell office:value-type="string">
            <text:p>Next 2 LED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cii Hex</text:p>
          </table:table-cell>
          <table:table-cell office:value-type="string">
            <text:p>First 4 buttons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" office:value-type="string">
            <text:p>0x2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scii Hex</text:p>
          </table:table-cell>
          <table:table-cell office:value-type="string">
            <text:p>Next 4 button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" office:value-type="string">
            <text:p>0x2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scii Hex</text:p>
          </table:table-cell>
          <table:table-cell office:value-type="string">
            <text:p>First 4 switches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" office:value-type="string">
            <text:p>0x2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scii Hex</text:p>
          </table:table-cell>
          <table:table-cell office:value-type="string">
            <text:p>Next 4 switches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" office:value-type="string">
            <text:p>0x2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x20</text:p>
          </table:table-cell>
          <table:table-cell table:number-columns-repeated="3"/>
          <table:table-cell office:value-type="float" office:value="9">
            <text:p>9</text:p>
          </table:table-cell>
          <table:table-cell table:style-name="ce3" office:value-type="string">
            <text:p>0x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x20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3" office:value-type="string">
            <text:p>0x2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x20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3" office:value-type="string">
            <text:p>ascii Hex</text:p>
          </table:table-cell>
          <table:table-cell office:value-type="string">
            <text:p>Counto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x20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3" office:value-type="string">
            <text:p>ascii Hex</text:p>
          </table:table-cell>
          <table:table-cell office:value-type="string">
            <text:p>Time MS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x20</text:p>
          </table:table-cell>
          <table:table-cell table:number-columns-repeated="3"/>
          <table:table-cell office:value-type="float" office:value="13">
            <text:p>13</text:p>
          </table:table-cell>
          <table:table-cell table:style-name="ce3" office:value-type="string">
            <text:p>ascii Hex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x20</text:p>
          </table:table-cell>
          <table:table-cell table:number-columns-repeated="3"/>
          <table:table-cell office:value-type="float" office:value="14">
            <text:p>14</text:p>
          </table:table-cell>
          <table:table-cell table:style-name="ce3" office:value-type="string">
            <text:p>ascii Hex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x20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3" office:value-type="string">
            <text:p>ascii Hex</text:p>
          </table:table-cell>
          <table:table-cell office:value-type="string">
            <text:p>Time LS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scii Hex</text:p>
          </table:table-cell>
          <table:table-cell office:value-type="string">
            <text:p>Status MSN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" office:value-type="string">
            <text:p>ascii Hex</text:p>
          </table:table-cell>
          <table:table-cell office:value-type="string">
            <text:p>Status MS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scii Hex</text:p>
          </table:table-cell>
          <table:table-cell office:value-type="string">
            <text:p>Status LSN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3" office:value-type="string">
            <text:p>ascii Hex</text:p>
          </table:table-cell>
          <table:table-cell office:value-type="string">
            <text:p>Status LS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scii Hex</text:p>
          </table:table-cell>
          <table:table-cell office:value-type="string">
            <text:p>CRC-16 MSN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3" office:value-type="string">
            <text:p>ascii Hex</text:p>
          </table:table-cell>
          <table:table-cell office:value-type="string">
            <text:p>CRC-16 MS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scii Hex</text:p>
          </table:table-cell>
          <table:table-cell office:value-type="string">
            <text:p>CRC-16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3" office:value-type="string">
            <text:p>ascii Hex</text:p>
          </table:table-cell>
          <table:table-cell office:value-type="string">
            <text:p>CRC-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scii Hex</text:p>
          </table:table-cell>
          <table:table-cell office:value-type="string">
            <text:p>CRC-16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" office:value-type="string">
            <text:p>ascii Hex</text:p>
          </table:table-cell>
          <table:table-cell office:value-type="string">
            <text:p>CRC-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scii Hex</text:p>
          </table:table-cell>
          <table:table-cell office:value-type="string">
            <text:p>CRC-16 LSN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3" office:value-type="string">
            <text:p>ascii Hex</text:p>
          </table:table-cell>
          <table:table-cell office:value-type="string">
            <text:p>CRC-16 LS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x0D</text:p>
          </table:table-cell>
          <table:table-cell office:value-type="string">
            <text:p>STOP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3" office:value-type="string">
            <text:p>0x0D</text:p>
          </table:table-cell>
          <table:table-cell office:value-type="string">
            <text:p>STO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x0A</text:p>
          </table:table-cell>
          <table:table-cell table:number-columns-repeated="3"/>
          <table:table-cell office:value-type="float" office:value="23">
            <text:p>23</text:p>
          </table:table-cell>
          <table:table-cell table:style-name="ce3" office:value-type="string">
            <text:p>0x0A</text:p>
          </table:table-cell>
          <table:table-cell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6/18/2015</text:date>, <text:time>11:2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1M6S</meta:editing-duration>
    <meta:editing-cycles>4</meta:editing-cycles>
    <meta:generator>OpenOffice.org/3.3$Win32 OpenOffice.org_project/330m20$Build-9567</meta:generator>
    <dc:date>2015-06-18T11:23:23.72</dc:date>
    <dc:creator>Marshall Taylor</dc:cre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